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86cm"/>
    </style:style>
    <style:style style:name="co1" style:family="table-column">
      <style:table-column-properties style:column-width="4.553cm" style:use-optimal-column-width="false"/>
    </style:style>
    <style:style style:name="co2" style:family="table-column">
      <style:table-column-properties style:column-width="16.061cm" style:use-optimal-column-width="false"/>
    </style:style>
    <style:style style:name="co3" style:family="table-column">
      <style:table-column-properties style:column-width="5.008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cm" svg:height="6.551cm" svg:x="7cm" svg:y="8.449cm">
          <draw:text-box>
            <text:p><text:span text:style-name="T1">Wyrażenia Regularne</text:span></text:p>
          </draw:text-box>
        </draw:frame>
        <draw:frame draw:style-name="gr2" draw:text-style-name="P1" draw:layer="layout" svg:width="6.5cm" svg:height="0.962cm" svg:x="19.5cm" svg:y="17.5cm">
          <draw:text-box>
            <text:p>Kamil Gugał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zym są regexy?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Wyrażenia regularne to ciągi znaków, które definiują wyszukiwania. Użycie regexów pozwala na wyszukanie, zamianę, lub zliczanie według żądanych kryteriów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Jak buduje się regexy?</text:p>
          </draw:text-box>
        </draw:frame>
        <draw:frame draw:style-name="standard" draw:layer="layout" svg:width="25.621cm" svg:height="15.29cm" svg:x="1.378cm" svg:y="3.6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Symbol</text:p>
              </table:table-cell>
              <table:table-cell>
                <text:p>Opis</text:p>
              </table:table-cell>
              <table:table-cell>
                <text:p>Przykładowy regex</text:p>
              </table:table-cell>
            </table:table-row>
            <table:table-row table:style-name="ro1" table:default-cell-style-name="gray2">
              <table:table-cell>
                <text:p>[...]</text:p>
              </table:table-cell>
              <table:table-cell>
                <text:p>Dopasowuje dowolny znak ze zbioru</text:p>
              </table:table-cell>
              <table:table-cell>
                <text:p>[avc]</text:p>
              </table:table-cell>
            </table:table-row>
            <table:table-row table:style-name="ro1" table:default-cell-style-name="gray1">
              <table:table-cell>
                <text:p>[^...]</text:p>
              </table:table-cell>
              <table:table-cell>
                <text:p>Dopasowuje dowolny znak nie ze zbioru</text:p>
              </table:table-cell>
              <table:table-cell>
                <text:p>[^uwo]</text:p>
              </table:table-cell>
            </table:table-row>
            <table:table-row table:style-name="ro1" table:default-cell-style-name="gray2">
              <table:table-cell>
                <text:p>[...-...]</text:p>
              </table:table-cell>
              <table:table-cell>
                <text:p>Dopasowuje dowolny znak z zakresu</text:p>
              </table:table-cell>
              <table:table-cell>
                <text:p>[a-c]</text:p>
              </table:table-cell>
            </table:table-row>
            <table:table-row table:style-name="ro1" table:default-cell-style-name="gray1">
              <table:table-cell>
                <text:p>.</text:p>
              </table:table-cell>
              <table:table-cell>
                <text:p>Dopasowanie dowolnego znaku</text:p>
              </table:table-cell>
              <table:table-cell>
                <text:p>.</text:p>
              </table:table-cell>
            </table:table-row>
            <table:table-row table:style-name="ro1" table:default-cell-style-name="gray2">
              <table:table-cell>
                <text:p>^...</text:p>
              </table:table-cell>
              <table:table-cell>
                <text:p>Dopasowanie musi znaleźć się na początku tekstu</text:p>
              </table:table-cell>
              <table:table-cell>
                <text:p>^a</text:p>
              </table:table-cell>
            </table:table-row>
            <table:table-row table:style-name="ro1" table:default-cell-style-name="gray1">
              <table:table-cell>
                <text:p>...$</text:p>
              </table:table-cell>
              <table:table-cell>
                <text:p>Dopasowanie musi znaleźć się na końcu tekstu</text:p>
              </table:table-cell>
              <table:table-cell>
                <text:p>a$</text:p>
              </table:table-cell>
            </table:table-row>
            <table:table-row table:style-name="ro1" table:default-cell-style-name="gray2">
              <table:table-cell>
                <text:p>*</text:p>
              </table:table-cell>
              <table:table-cell>
                <text:p>Dopasowanie występuje zero lub więcej razy</text:p>
              </table:table-cell>
              <table:table-cell>
                <text:p>a*</text:p>
              </table:table-cell>
            </table:table-row>
            <table:table-row table:style-name="ro1" table:default-cell-style-name="gray1">
              <table:table-cell>
                <text:p>+</text:p>
              </table:table-cell>
              <table:table-cell>
                <text:p>Dopasowanie występuje jeden lub więcej razy</text:p>
              </table:table-cell>
              <table:table-cell>
                <text:p>of+</text:p>
              </table:table-cell>
            </table:table-row>
            <table:table-row table:style-name="ro1" table:default-cell-style-name="gray2">
              <table:table-cell>
                <text:p>?</text:p>
              </table:table-cell>
              <table:table-cell>
                <text:p>Dopasowanie występuje raz lub zero razy</text:p>
              </table:table-cell>
              <table:table-cell>
                <text:p>Colou?r</text:p>
              </table:table-cell>
            </table:table-row>
            <table:table-row table:style-name="ro1" table:default-cell-style-name="gray1">
              <table:table-cell>
                <text:p>{n}</text:p>
              </table:table-cell>
              <table:table-cell>
                <text:p>Dopasowanie występuje dokładnie n razy</text:p>
              </table:table-cell>
              <table:table-cell>
                <text:p>a{5}</text:p>
              </table:table-cell>
            </table:table-row>
            <table:table-row table:style-name="ro1" table:default-cell-style-name="gray2">
              <table:table-cell>
                <text:p>{n,}</text:p>
              </table:table-cell>
              <table:table-cell>
                <text:p>Dopasowanie występuje co najmniej n razy</text:p>
              </table:table-cell>
              <table:table-cell>
                <text:p>a{2,}</text:p>
              </table:table-cell>
            </table:table-row>
            <table:table-row table:style-name="ro1" table:default-cell-style-name="gray1">
              <table:table-cell>
                <text:p>{n,m}</text:p>
              </table:table-cell>
              <table:table-cell>
                <text:p>Dopasowanie występuje między n oraz m razy</text:p>
              </table:table-cell>
              <table:table-cell>
                <text:p>k{1,2}</text:p>
              </table:table-cell>
            </table:table-row>
            <table:table-row table:style-name="ro1" table:default-cell-style-name="gray2">
              <table:table-cell>
                <text:p>|</text:p>
              </table:table-cell>
              <table:table-cell>
                <text:p>Znak alternatywy</text:p>
              </table:table-cell>
              <table:table-cell>
                <text:p>znale(ź|ś)ć</text:p>
              </table:table-cell>
            </table:table-row>
            <table:table-row table:style-name="ro1" table:default-cell-style-name="gray1">
              <table:table-cell>
                <text:p>(...)</text:p>
              </table:table-cell>
              <table:table-cell>
                <text:p>Oznaczenie grupowania</text:p>
              </table:table-cell>
              <table:table-cell>
                <text:p>(ha){2,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Jak użyć w C++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by korzystać z regexów w C++ należy użyć biblioteki &lt;regex&gt;</text:p>
              </text:list-item>
              <text:list-item>
                <text:p>Zawartość tej biblioteki znajduje się w przestrzeni nazw "std"</text:p>
              </text:list-item>
              <text:list-item>
                <text:p>Regex definiowany jest w następujący sposób:</text:p>
                <text:p>Regex nazwa("wyrażenie"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nkcje</text:p>
          </draw:text-box>
        </draw:frame>
        <draw:frame presentation:style-name="pr3" draw:layer="layout" svg:width="25.199cm" svg:height="14.661cm" svg:x="1.301cm" svg:y="4cm" presentation:class="outline" presentation:user-transformed="true">
          <draw:text-box>
            <text:list text:style-name="L2">
              <text:list-item>
                <text:p>regex_match()</text:p>
              </text:list-item>
              <text:list-item>
                <text:p>regex_search()</text:p>
              </text:list-item>
              <text:list-item>
                <text:p>regex_replace()</text:p>
                <text:p/>
                <text:p>wszystkie funkcje mogą zostać użyte z stringiem jako pierwszym argumentem, lub iteratorem jako pierwsze dwa argumenty. Następnym argumentem jest regex. W przypadku replace() następny jest string do zamiany. Potem można dodać opcjonalne flagi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regex_match()</text:p>
              </text:list-header>
            </text:list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>Zwraca true, jeśli całe wyrażenie pasuje do wyrażenia regularnego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regex_replace()</text:p>
              </text:list-header>
            </text:list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Zwraca zamieniony tekst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regex_search()</text:p>
              </text:list-header>
            </text:list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>Zwraca true, jeśli w wyrażeniu znajduje się pasujące do wyrażenia regularnego podwyrażenie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Klasa match_results</text:p>
          </draw:text-box>
        </draw:frame>
        <draw:frame presentation:style-name="pr3" draw:layer="layout" svg:width="27cm" svg:height="12.18cm" svg:x="0.5cm" svg:y="4.82cm" presentation:class="outline" presentation:user-transformed="true">
          <draw:text-box>
            <text:list text:style-name="L2">
              <text:list-item>
                <text:p>cmatch – const char* jako typ iteratora</text:p>
              </text:list-item>
              <text:list-item>
                <text:p>smatch – string::const_iterator jako typ iteratora</text:p>
              </text:list-item>
              <text:list-item>
                <text:p>wcmatch - const wchar_t* jako typ iteratora</text:p>
              </text:list-item>
              <text:list-item>
                <text:p>Wsmatch - wstring::const_iterator jako typ iteratora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etody klasy match_results</text:p>
          </draw:text-box>
        </draw:frame>
        <draw:frame presentation:style-name="pr5" draw:layer="layout" svg:width="25.199cm" svg:height="16.272cm" svg:x="1.301cm" svg:y="3.5cm" presentation:class="outline" presentation:user-transformed="true">
          <draw:text-box>
            <text:list text:style-name="L2">
              <text:list-item>
                <text:p><text:span text:style-name="T2">.size() - liczba wyników</text:span></text:p>
              </text:list-item>
              <text:list-item>
                <text:p><text:span text:style-name="T2">.empty() - false, jeśli otrzymano z powodzeniem wynik</text:span></text:p>
              </text:list-item>
              <text:list-item>
                <text:p><text:span text:style-name="T2">.position(n) – pozycja dopasowania n-tej grupy</text:span></text:p>
              </text:list-item>
              <text:list-item>
                <text:p><text:span text:style-name="T2">.prefix – wyrażenie przed dopasowaniem</text:span></text:p>
              </text:list-item>
              <text:list-item>
                <text:p><text:span text:style-name="T2">.suffix – wyrażenie po dopasowaniu</text:span></text:p>
              </text:list-item>
              <text:list-item>
                <text:p><text:span text:style-name="T2">[n].lenght – długość znalezionego dopasowania n-tej grupy przechwytywania</text:span></text:p>
              </text:list-item>
              <text:list-item>
                <text:p>[n].first – pozycja początkowa znalezionego dopasowania dla n-tej grupy</text:p>
              </text:list-item>
              <text:list-item>
                <text:p>[n].second – pozycja końcowa znalezionego dopasowania dla n-tej grupy przechwytywani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etody ciąg dalsz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compare() <text:span text:style-name="T3">-</text:span><text:span text:style-name="T1"> </text:span><text:span text:style-name="T4">porównuje znalezione dopasowanie (lub grupę przechwytywania) z obiektami: sub_match basic_string value_type* (np. Char*)</text:span></text:p>
              </text:list-item>
              <text:list-item>
                <text:p><text:span text:style-name="T4">length() - długość</text:span></text:p>
              </text:list-item>
              <text:list-item>
                <text:p><text:span text:style-name="T4">str() - konwersja na basic str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Zadania</text:p>
          </draw:text-box>
        </draw:frame>
        <draw:frame presentation:style-name="pr3" draw:text-style-name="P4" draw:layer="layout" svg:width="25.199cm" svg:height="13.011cm" svg:x="1.4cm" svg:y="4.914cm" presentation:class="outline" presentation:user-transformed="true">
          <draw:text-box>
            <text:list text:style-name="L2">
              <text:list-item>
                <text:p><text:span text:style-name="T2">Wyszukaj w tekście PESEL(tekst1.txt).</text:span></text:p>
              </text:list-item>
              <text:list-item>
                <text:p><text:span text:style-name="T2">Wyszukaj w tekście domeny internetowe np polsl.pl i wypisz je(tekst1.txt)</text:span></text:p>
              </text:list-item>
              <text:list-item>
                <text:p><text:span text:style-name="T2">Wyszukaj dane wrażliwe PESEL telefon adres e-mail <text:s/>NIP <text:s/>numer dowodu adres imię nazwisko <text:s/>i je usuń. Zapisz do innego pliku(tekst1.txt)</text:span></text:p>
              </text:list-item>
              <text:list-item>
                <text:p><text:span text:style-name="T2">Wyszukaj pierwszy unikalny znak w łańcuchu.(tekst2.txt)</text:span></text:p>
              </text:list-item>
              <text:list-item>
                <text:p><text:span text:style-name="T2">Wyszukaj w łańcuchu powtórzenia liczb i znaków i oblicz odległość miedzy nimi w łańcuchu(tekst2.txt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Zadania ciąg dalsz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Wyszukaj w tekście datę w następujących formatach: dd-mm-rr, mm/dd/rrrr, dd.mm.rrrr (tekst3.txt)</text:span></text:p>
              </text:list-item>
              <text:list-item>
                <text:p><text:span text:style-name="T2">Wyszukaj liczby rzymskie <text:s/>w tekście </text:span></text:p>
              </text:list-item>
              <text:list-item>
                <text:p><text:span text:style-name="T2">wyszukaj nazwy własne w tekście "named entity recognition" (tekst3.txt)</text:span></text:p>
              </text:list-item>
              <text:list-item>
                <text:p><text:span text:style-name="T2">wyszukaj adres korespondencyjny w tekście (tekst3.txt)</text:span></text:p>
              </text:list-item>
              <text:list-item>
                <text:p><text:span text:style-name="T2">wyszukaj <text:s text:c="2"/>międzynarodowy numer bankowy <text:s text:c="2"/>w tekście (tekst3.txt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31M2S</meta:editing-duration>
    <meta:editing-cycles>13</meta:editing-cycles>
    <meta:generator>LibreOffice/5.4.2.2$Windows_X86_64 LibreOffice_project/22b09f6418e8c2d508a9eaf86b2399209b0990f4</meta:generator>
    <dc:date>2020-05-05T09:52:41.166000000</dc:date>
    <meta:document-statistic meta:object-count="73"/>
  </office:meta>
</office:document-meta>
</file>